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 style:master-page-name="First_20_Page">
      <style:paragraph-properties fo:margin-top="0cm" fo:margin-bottom="0cm" style:contextual-spacing="false" fo:line-height="200%" fo:text-align="center" style:justify-single-word="false" style:page-number="auto"/>
      <style:text-properties fo:font-size="20pt" officeooo:rsid="000b3459" style:font-size-asian="20pt" style:font-size-complex="20pt"/>
    </style:style>
    <style:style style:name="P2" style:family="paragraph" style:parent-style-name="Text_20_body">
      <style:paragraph-properties fo:margin-top="0cm" fo:margin-bottom="0cm" style:contextual-spacing="false" fo:line-height="200%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rsid="000b3459" officeooo:paragraph-rsid="000b3459"/>
    </style:style>
    <style:style style:name="P4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paragraph-rsid="000b3459"/>
    </style:style>
    <style:style style:name="P5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fo:font-size="20pt" officeooo:rsid="000b3459" officeooo:paragraph-rsid="000b3459" style:font-size-asian="20pt" style:font-size-complex="20pt"/>
    </style:style>
    <style:style style:name="P6" style:family="paragraph" style:parent-style-name="Title">
      <style:paragraph-properties fo:margin-top="0cm" fo:margin-bottom="0cm" style:contextual-spacing="false" fo:line-height="150%" fo:text-align="center" style:justify-single-word="false"/>
      <style:text-properties fo:font-size="20pt" officeooo:rsid="000b3459" officeooo:paragraph-rsid="000b3459" style:font-size-asian="20pt" style:font-size-complex="20pt"/>
    </style:style>
    <style:style style:name="T1" style:family="text">
      <style:text-properties officeooo:rsid="000b3459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/>
      <text:p text:style-name="P6"/>
      <text:p text:style-name="P5"/>
      <text:p text:style-name="P5"/>
      <text:p text:style-name="P6">Sky’s the limit: trait-based modelling of food webs and migratory bird movement</text:p>
      <text:p text:style-name="P3"/>
      <text:p text:style-name="P3"/>
      <text:p text:style-name="P3"/>
      <text:p text:style-name="P3"/>
      <text:p text:style-name="P3"/>
      <text:p text:style-name="P3">Dominique Caron</text:p>
      <text:p text:style-name="P3"/>
      <text:p text:style-name="P3">Biology Department</text:p>
      <text:p text:style-name="P3">McGill University, Montreal</text:p>
      <text:p text:style-name="P3">April, 202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 thesis submitted to McGill University in partial fulfillment of the requirements of the degree of <text:span text:style-name="T1">Doctor of Philosophy</text:span></text:p>
      <text:p text:style-name="P4"/>
      <text:p text:style-name="P4"/>
      <text:p text:style-name="P3"><text:span text:style-name="T2">©</text:span><text:span text:style-name="T3"> Dominique Caron, 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1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7:28.569749458</meta:creation-date>
    <meta:generator>LibreOffice/7.6.4.1$Linux_X86_64 LibreOffice_project/60$Build-1</meta:generator>
    <dc:date>2024-02-05T15:12:35.087156798</dc:date>
    <dc:creator>Dominique Caron</dc:creator>
    <meta:editing-duration>PT15M19S</meta:editing-duration>
    <meta:editing-cycles>2</meta:editing-cycles>
    <meta:document-statistic meta:table-count="0" meta:image-count="0" meta:object-count="0" meta:page-count="1" meta:paragraph-count="7" meta:word-count="44" meta:character-count="293" meta:non-whitespace-character-count="256"/>
  </office:meta>
</office:document-meta>
</file>